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3543" officeooo:paragraph-rsid="001e35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.1 What is git and github</text:p>
      <text:p text:style-name="P1">Q.2 What is branching strategy</text:p>
      <text:p text:style-name="P1">Q.3 List down Git commands with description</text:p>
      <text:p text:style-name="P1">Q.4 What is version control</text:p>
      <text:p text:style-name="P1">Q.5 What is conflict? How to resolve it</text:p>
      <text:p text:style-name="P1">Q.6 How to create repo on github and setup on your local machine</text:p>
      <text:p text:style-name="P1">Q.7 What is Pull Request (PR) How can we merge two branc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4T09:05:48.134411149</meta:creation-date>
    <dc:date>2023-01-24T09:08:58.637766989</dc:date>
    <meta:editing-duration>PT3M10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7" meta:word-count="56" meta:character-count="287" meta:non-whitespace-character-count="238"/>
  </office:meta>
</office:document-meta>
</file>